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5d70" officeooo:paragraph-rsid="000b5d70"/>
    </style:style>
    <style:style style:name="P2" style:family="paragraph" style:parent-style-name="Standard">
      <style:text-properties officeooo:rsid="001a25c2" officeooo:paragraph-rsid="00116880"/>
    </style:style>
    <style:style style:name="P3" style:family="paragraph" style:parent-style-name="Standard">
      <style:text-properties officeooo:rsid="00154126" officeooo:paragraph-rsid="000b5d70"/>
    </style:style>
    <style:style style:name="P4" style:family="paragraph" style:parent-style-name="Standard">
      <style:text-properties officeooo:rsid="00123c6f" officeooo:paragraph-rsid="000b5d70"/>
    </style:style>
    <style:style style:name="P5" style:family="paragraph" style:parent-style-name="Standard">
      <style:text-properties officeooo:rsid="00163615" officeooo:paragraph-rsid="000b5d70"/>
    </style:style>
    <style:style style:name="P6" style:family="paragraph" style:parent-style-name="Standard">
      <style:text-properties officeooo:rsid="001807fb" officeooo:paragraph-rsid="000b5d70"/>
    </style:style>
    <style:style style:name="P7" style:family="paragraph" style:parent-style-name="Standard">
      <style:text-properties officeooo:rsid="00199470" officeooo:paragraph-rsid="000b5d70"/>
    </style:style>
    <style:style style:name="P8" style:family="paragraph" style:parent-style-name="Standard">
      <style:text-properties officeooo:rsid="000b907f" officeooo:paragraph-rsid="000b907f"/>
    </style:style>
    <style:style style:name="P9" style:family="paragraph" style:parent-style-name="Standard">
      <style:text-properties officeooo:rsid="000bed42" officeooo:paragraph-rsid="000bed42"/>
    </style:style>
    <style:style style:name="P10" style:family="paragraph" style:parent-style-name="Standard">
      <style:text-properties officeooo:rsid="000bed42" officeooo:paragraph-rsid="000dd1f3"/>
    </style:style>
    <style:style style:name="P11" style:family="paragraph" style:parent-style-name="Standard">
      <style:text-properties officeooo:rsid="000fb71a" officeooo:paragraph-rsid="000fb71a"/>
    </style:style>
    <style:style style:name="P12" style:family="paragraph" style:parent-style-name="Standard">
      <style:text-properties officeooo:rsid="00116880" officeooo:paragraph-rsid="00116880"/>
    </style:style>
    <style:style style:name="P13" style:family="paragraph" style:parent-style-name="Standard">
      <style:text-properties fo:font-weight="bold" officeooo:rsid="000b5d70" officeooo:paragraph-rsid="000b5d70" style:font-weight-asian="bold" style:font-weight-complex="bold"/>
    </style:style>
    <style:style style:name="T1" style:family="text">
      <style:text-properties officeooo:rsid="000b5d70"/>
    </style:style>
    <style:style style:name="T2" style:family="text">
      <style:text-properties officeooo:rsid="00199470"/>
    </style:style>
    <style:style style:name="T3" style:family="text">
      <style:text-properties officeooo:rsid="001a19dc"/>
    </style:style>
    <style:style style:name="T4" style:family="text">
      <style:text-properties officeooo:rsid="000b907f"/>
    </style:style>
    <style:style style:name="T5" style:family="text">
      <style:text-properties officeooo:rsid="000dd1f3"/>
    </style:style>
    <style:style style:name="T6" style:family="text">
      <style:text-properties officeooo:rsid="001807fb"/>
    </style:style>
    <style:style style:name="T7" style:family="text">
      <style:text-properties officeooo:rsid="00116880"/>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nap_imp.c code and central.c documentation</text:p>
      <text:p text:style-name="P1"/>
      <text:p text:style-name="P1"><text:span text:style-name="T8">central.c</text:span> is a program just to synchronize start of processing for every processes at nearly same time.</text:p>
      <text:p text:style-name="P1"/>
      <text:p text:style-name="P13">snap_imp.c</text:p>
      <text:p text:style-name="P1"/>
      <text:p text:style-name="P1">This program implements snapshot using Marker's algorithm. </text:p>
      <text:p text:style-name="P3">The program reads inputs from a file for performing some events and gives output of snapshot statistics for each node.</text:p>
      <text:p text:style-name="P3">Format of input was changed from originally provided in terms of delimiter which this program uses space instead of commas.</text:p>
      <text:p text:style-name="P4"/>
      <text:p text:style-name="P5">Language:</text:p>
      <text:p text:style-name="P4">For the simulation part, C language was used to develop program. </text:p>
      <text:p text:style-name="P4"/>
      <text:p text:style-name="P1">Message passing:</text:p>
      <text:p text:style-name="P1">Message passing was implemented using IPC messaging for unix.</text:p>
      <text:p text:style-name="P1"/>
      <text:p text:style-name="P8">Libraries used for message passing:</text:p>
      <text:p text:style-name="P8">“sys/ipc.h”</text:p>
      <text:p text:style-name="P8">“sys/types.h”</text:p>
      <text:p text:style-name="P8">“sys/msg.h”</text:p>
      <text:p text:style-name="P4"/>
      <text:p text:style-name="P5"><text:span text:style-name="T1">Structure</text:span>:</text:p>
      <text:p text:style-name="P1">msg: msg structure was used to pass messages from one process to another using IPC message <text:span text:style-name="T4">queues.</text:span></text:p>
      <text:p text:style-name="P4"/>
      <text:p text:style-name="P5">Functions:</text:p>
      <text:p text:style-name="P11">int msgGet(int *qid, key_t key, int msgflg): It is IPC library function used to create queue with specific key.</text:p>
      <text:p text:style-name="P11"/>
      <text:p text:style-name="P9">int msgsnd(int msqid, const void *msgp, size_t msgsz, <text:s/>int msgflg): It is function to send message to a node/process related to msqid . The msqid argument must be the ID of an existing message queue. The msgp argument is a pointer to a structure that contains the type of the message and its text. <text:span text:style-name="T5">It is IPC library function.</text:span></text:p>
      <text:p text:style-name="P9"/>
      <text:p text:style-name="P10">int msgrcv(int msqid, void *msgp, size_t msgsz, long msgtyp, int msgflg): <text:span text:style-name="T5">It is function provided by IPC library. It is used to receive message in the queue represented by msqid.</text:span></text:p>
      <text:p text:style-name="P10"/>
      <text:p text:style-name="P5">Working:</text:p>
      <text:p text:style-name="P11">When executing a process, process id needs to be fed from command line argument which actually needs to go on from 0 to n-1 for n processes. The program creates message queues for all processes.</text:p>
      <text:p text:style-name="P11">Each process reads events to be done from a file. If read event is specified for node id matches process id, it checks for physical time maintained for the process and if time assigned for the event in input crosses physical time, it executes the event.</text:p>
      <text:p text:style-name="P11">Each process runs until a snapshot is completed for that process. This is done only for simplification.</text:p>
      <text:p text:style-name="P11">For every iteration, process is checking for messages in its queue.<text:span text:style-name="T6">If a node receives a message of type 'S' which represents snapshot request or token in the program for first time, it copies its node state to snapshot object for the node which is like recording its local state and then it broadcasts snapshot request message to all other nodes and its mode is set to snapping represented by 'S' in the code.</text:span></text:p>
      <text:p text:style-name="P6"><text:soft-page-break/>If a node receives a general message of type 'G' and if the node is in snapping mode, it records that message to its snapshot object .</text:p>
      <text:p text:style-name="P6">If a node receives a message of type 'S' again after it is in snapping mode, it stops recording messages from that channel to its snapshot object and decreases <text:span text:style-name="T2">number of nodes missing for the snapshot to be completed.</text:span></text:p>
      <text:p text:style-name="P7">When <text:span text:style-name="T3">missing nodes for the snapshot is zero, then snapshot for the node is complete and statistics of the snapshot is displayed and process gets terminated.</text:span></text:p>
      <text:p text:style-name="P7"/>
      <text:p text:style-name="P2">Usage of executable file <text:span text:style-name="T7">system to work</text:span>: </text:p>
      <text:p text:style-name="P2">./execFile_<text:span text:style-name="T7">snap_imp.c</text:span> input_file <text:span text:style-name="T7">process id0</text:span></text:p>
      <text:p text:style-name="P2">./execFile _<text:span text:style-name="T7">snap_imp.c</text:span>input_file <text:span text:style-name="T7">process id1</text:span></text:p>
      <text:p text:style-name="P2">./execFile_<text:span text:style-name="T7">snap_imp.c</text:span> input_file <text:span text:style-name="T7">process id2</text:span></text:p>
      <text:p text:style-name="P2">./execFile_<text:span text:style-name="T7">snap_imp.c</text:span> input_file <text:span text:style-name="T7">process id3</text:span></text:p>
      <text:p text:style-name="P2">./<text:span text:style-name="T7">execFile_central.c input_file </text:span></text:p>
      <text:p text:style-name="P2"/>
      <text:p text:style-name="P12"><text:span text:style-name="T8">Note</text:span>: it is required to execute executable for central.c at last for program to work correctl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16:53:15.803937773</meta:creation-date>
    <dc:date>2014-12-09T17:46:53.258660360</dc:date>
    <meta:editing-duration>PT38M24S</meta:editing-duration>
    <meta:editing-cycles>6</meta:editing-cycles>
    <meta:generator>LibreOffice/4.2.4.2$Linux_X86_64 LibreOffice_project/420m0$Build-2</meta:generator>
    <meta:document-statistic meta:table-count="0" meta:image-count="0" meta:object-count="0" meta:page-count="2" meta:paragraph-count="35" meta:word-count="535" meta:character-count="3229" meta:non-whitespace-character-count="2724"/>
  </office:meta>
</office:document-meta>
</file>